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3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5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3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3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3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3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3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3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4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4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3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4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3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3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3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3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3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3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3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6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1"/>
    <style:style style:name="ce5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3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3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3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8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4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4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9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4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6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48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43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43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8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5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5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4" style:family="table-cell" style:parent-style-name="Excel_32_Built-in_32_Normal" style:data-style-name="N40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5" style:family="table-cell" style:parent-style-name="Excel_32_Built-in_32_Normal" style:data-style-name="N5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6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40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8" style:family="table-cell" style:parent-style-name="Excel_32_Built-in_32_Normal" style:data-style-name="N53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2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3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4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Default" style:data-style-name="N40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0" style:family="table-cell" style:parent-style-name="Default" style:data-style-name="N41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40229166666667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1.93145833333333cm" style:use-optimal-column-width="true"/>
    </style:style>
    <style:style style:name="co20" style:family="table-column">
      <style:table-column-properties fo:break-before="auto" style:column-width="1.53458333333333cm" style:use-optimal-column-width="true"/>
    </style:style>
    <style:style style:name="co21" style:family="table-column">
      <style:table-column-properties fo:break-before="auto" style:column-width="0.449791666666667cm"/>
    </style:style>
    <style:style style:name="co22" style:family="table-column">
      <style:table-column-properties fo:break-before="auto" style:column-width="1.95791666666667cm"/>
    </style:style>
    <style:style style:name="co23" style:family="table-column">
      <style:table-column-properties fo:break-before="auto" style:column-width="6.29708333333333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1" table:default-cell-style-name="ce69"/>
        <table:table-column table:style-name="co17" table:default-cell-style-name="ce70"/>
        <table:table-column table:style-name="co8" table:default-cell-style-name="ce42"/>
        <table:table-column table:style-name="co18" table:default-cell-style-name="ce71"/>
        <table:table-column table:style-name="co19" table:number-columns-repeated="2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AP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9]+[.F8]-[.G8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0]+[.F9]-[.G9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1]+[.F10]-[.G10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1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25117.009777894527" table:formula="of:=[.E12]" table:style-name="ce83">
            <text:p>25.117,01<text:s/></text:p>
          </table:table-cell>
          <table:table-cell table:style-name="ce43"/>
          <table:table-cell office:value-type="float" office:value="54132.44289176524" table:formula="of:=[.H12]+[.F11]-[.G11]" table:style-name="ce43">
            <text:p>54.132,44</text:p>
          </table:table-cell>
          <table:table-cell table:number-columns-repeated="16376"/>
        </table:table-row>
        <table:table-row table:style-name="ro4">
          <table:table-cell office:value-type="date" office:date-value="2024-05-03T00:00:00" table:style-name="ce84">
            <text:p>3.05.2024</text:p>
          </table:table-cell>
          <table:table-cell office:value-type="string" table:style-name="ce53">
            <text:p>nisan tüfe</text:p>
          </table:table-cell>
          <table:table-cell office:value-type="float" office:value="2300" table:style-name="ce69">
            <text:p>2300,00<text:s/></text:p>
          </table:table-cell>
          <table:table-cell office:value-type="percentage" office:value="7.5032601532155185E-2" table:formula="of:=([.C12]/[.C14])-1" table:style-name="ce70">
            <text:p>7,50%</text:p>
          </table:table-cell>
          <table:table-cell office:value-type="float" office:value="25117.009777894527" table:formula="of:=[.E14]+[.F12]" table:style-name="ce42">
            <text:p>25117,00978</text:p>
          </table:table-cell>
          <table:table-cell office:value-type="float" office:value="2025.1510772911595" table:formula="of:=[.H13]*[.D12]" table:style-name="ce71">
            <text:p>2.025,15<text:s/></text:p>
          </table:table-cell>
          <table:table-cell table:style-name="ce43"/>
          <table:table-cell office:value-type="float" office:value="29015.433113870713" table:formula="of:=[.H13]+[.F12]-[.G12]" table:style-name="ce43">
            <text:p>29.015,43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0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3091.858700603367" table:formula="of:=[.E14]" table:style-name="ce83">
            <text:p>23.091,86<text:s/></text:p>
          </table:table-cell>
          <table:table-cell table:style-name="ce43"/>
          <table:table-cell office:value-type="float" office:value="26990.282036579552" table:formula="of:=[.H14]+[.F13]-[.G13]" table:style-name="ce43">
            <text:p>26.990,28</text:p>
          </table:table-cell>
          <table:table-cell table:number-columns-repeated="16376"/>
        </table:table-row>
        <table:table-row table:style-name="ro4">
          <table:table-cell office:value-type="date" office:date-value="2024-04-03T00:00:00" table:style-name="ce84">
            <text:p>3.04.2024</text:p>
          </table:table-cell>
          <table:table-cell office:value-type="string" table:style-name="ce53">
            <text:p>mar tüfe</text:p>
          </table:table-cell>
          <table:table-cell office:value-type="float" office:value="2139.4699999999998" table:style-name="ce69">
            <text:p>2139,47<text:s/></text:p>
          </table:table-cell>
          <table:table-cell office:value-type="percentage" office:value="3.1626709356375349E-2" table:formula="of:=([.C14]/[.C16])-1" table:style-name="ce70">
            <text:p>3,16%</text:p>
          </table:table-cell>
          <table:table-cell office:value-type="float" office:value="23091.858700603367" table:formula="of:=[.E16]+[.F14]" table:style-name="ce42">
            <text:p>23091,8587</text:p>
          </table:table-cell>
          <table:table-cell office:value-type="float" office:value="119.51445292837799" table:formula="of:=[.H15]*[.D14]" table:style-name="ce71">
            <text:p>119,51<text:s/></text:p>
          </table:table-cell>
          <table:table-cell table:style-name="ce43"/>
          <table:table-cell office:value-type="float" office:value="3898.4233359761847" table:formula="of:=[.H15]+[.F14]-[.G14]" table:style-name="ce43">
            <text:p>3.898,4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9/12 Mart</text:p>
          </table:table-cell>
          <table:table-cell table:style-name="ce80"/>
          <table:table-cell table:style-name="ce81"/>
          <table:table-cell table:style-name="ce82"/>
          <table:table-cell office:value-type="float" office:value="22972.344247674988" table:formula="of:=[.E16]" table:style-name="ce83">
            <text:p>22.972,34<text:s/></text:p>
          </table:table-cell>
          <table:table-cell table:style-name="ce43"/>
          <table:table-cell office:value-type="float" office:value="3778.9088830478067" table:formula="of:=[.H16]+[.F15]-[.G15]" table:style-name="ce43">
            <text:p>3.778,91</text:p>
          </table:table-cell>
          <table:table-cell table:number-columns-repeated="16376"/>
        </table:table-row>
        <table:table-row table:style-name="ro4">
          <table:table-cell office:value-type="date" office:date-value="2024-03-03T00:00:00" table:style-name="ce84">
            <text:p>3.03.2024</text:p>
          </table:table-cell>
          <table:table-cell office:value-type="string" table:style-name="ce53">
            <text:p>şubat tüfe</text:p>
          </table:table-cell>
          <table:table-cell office:value-type="float" office:value="2073.88" table:style-name="ce69">
            <text:p>2073,88<text:s/></text:p>
          </table:table-cell>
          <table:table-cell office:value-type="percentage" office:value="4.5291882138285056E-2" table:formula="of:=([.C16]/[.C18])-1" table:style-name="ce70">
            <text:p>4,53%</text:p>
          </table:table-cell>
          <table:table-cell office:value-type="float" office:value="22972.344247674988" table:formula="of:=[.E18]+[.F16]" table:style-name="ce42">
            <text:p>22972,34425</text:p>
          </table:table-cell>
          <table:table-cell office:value-type="float" office:value="-831.64025973798107" table:formula="of:=[.H17]*[.D16]" table:style-name="ce71">
            <text:p>-831,64<text:s/></text:p>
          </table:table-cell>
          <table:table-cell table:style-name="ce43"/>
          <table:table-cell office:value-type="float" office:value="-19193.435364627181" table:formula="of:=[.H17]+[.F16]-[.G16]" table:style-name="ce85">
            <text:p>-19.193,4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8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18]" table:style-name="ce83">
            <text:p>23.803,98<text:s/></text:p>
          </table:table-cell>
          <table:table-cell table:style-name="ce43"/>
          <table:table-cell office:value-type="float" office:value="-18361.795104889199" table:formula="of:=[.H18]+[.F17]-[.G17]" table:style-name="ce85">
            <text:p>-18.361,80</text:p>
          </table:table-cell>
          <table:table-cell table:number-columns-repeated="16376"/>
        </table:table-row>
        <table:table-row table:style-name="ro4">
          <table:table-cell office:value-type="date" office:date-value="2024-02-03T00:00:00" table:style-name="ce84">
            <text:p>3.02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3803.98450741297" table:formula="of:=[.E21]+[.F18]" table:style-name="ce42">
            <text:p>23803,98451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42165.779612302169" table:formula="of:=[.H19]+[.F18]-[.G18]" table:style-name="ce85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42165.779612302169" table:formula="of:=[.H20]+[.F19]-[.G19]" table:style-name="ce86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/12 Ocak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21]" table:style-name="ce83">
            <text:p>23.803,98<text:s/></text:p>
          </table:table-cell>
          <table:table-cell table:style-name="ce43"/>
          <table:table-cell office:value-type="float" office:value="107022.22038769783" table:formula="of:=[.H21]+[.F20]-[.G20]" table:style-name="ce43">
            <text:p>107.022,22</text:p>
          </table:table-cell>
          <table:table-cell table:number-columns-repeated="16376"/>
        </table:table-row>
        <table:table-row table:style-name="ro4">
          <table:table-cell office:value-type="date" office:date-value="2024-01-03T00:00:00" table:style-name="ce84">
            <text:p>3.01.2024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3803.98450741297" table:formula="of:=[.E27]+[.F21]" table:style-name="ce42">
            <text:p>23803,98451</text:p>
          </table:table-cell>
          <table:table-cell office:value-type="float" office:value="2366.6922917044712" table:formula="of:=[.H22]*[.D21]" table:style-name="ce71">
            <text:p>2.366,69<text:s/></text:p>
          </table:table-cell>
          <table:table-cell table:style-name="ce43"/>
          <table:table-cell office:value-type="float" office:value="83218.235880284861" table:formula="of:=[.H22]+[.F21]-[.G21]" table:style-name="ce43">
            <text:p>83.218,2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80851.543588580389" table:formula="of:=[.H23]+[.F22]-[.G22]" table:style-name="ce43">
            <text:p>80.851,5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80222.023588580385" table:formula="of:=[.H24]+[.F23]-[.G23]" table:style-name="ce43">
            <text:p>80.2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80022.023588580385" table:formula="of:=[.H25]+[.F24]-[.G24]" table:style-name="ce43">
            <text:p>80.0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79628.573588580388" table:formula="of:=[.H26]+[.F25]-[.G25]" table:style-name="ce43">
            <text:p>79.628,5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1437.292215708498" table:formula="of:=[.F27]+[.F28]" table:style-name="ce83">
            <text:p>21.437,29<text:s/></text:p>
          </table:table-cell>
          <table:table-cell table:style-name="ce43"/>
          <table:table-cell office:value-type="float" office:value="78628.573588580388" table:formula="of:=[.H27]+[.F26]-[.G26]" table:style-name="ce43">
            <text:p>78.628,57</text:p>
          </table:table-cell>
          <table:table-cell table:number-columns-repeated="16376"/>
        </table:table-row>
        <table:table-row table:style-name="ro4">
          <table:table-cell office:value-type="date" office:date-value="2023-12-03T00:00:00" table:style-name="ce84">
            <text:p>3.12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1437.292215708498" table:formula="of:=[.E29]+[.F27]" table:style-name="ce42">
            <text:p>21437,29222</text:p>
          </table:table-cell>
          <table:table-cell office:value-type="float" office:value="1173.1231527631812" table:formula="of:=[.H29]*[.D27]" table:style-name="ce71">
            <text:p>1.173,12<text:s/></text:p>
          </table:table-cell>
          <table:table-cell table:style-name="ce43"/>
          <table:table-cell office:value-type="float" office:value="57191.281372871883" table:formula="of:=[.H28]+[.F27]-[.G27]" table:style-name="ce43">
            <text:p>57.191,2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5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0264.169062945315" table:formula="of:=[.F29]+[.F34]" table:style-name="ce83">
            <text:p>20.264,17<text:s/></text:p>
          </table:table-cell>
          <table:table-cell table:style-name="ce43"/>
          <table:table-cell office:value-type="float" office:value="56018.1582201087" table:formula="of:=[.H29]+[.F28]-[.G28]" table:style-name="ce43">
            <text:p>56.018,16</text:p>
          </table:table-cell>
          <table:table-cell table:number-columns-repeated="16376"/>
        </table:table-row>
        <table:table-row table:style-name="ro4">
          <table:table-cell office:value-type="date" office:date-value="2023-11-03T00:00:00" table:style-name="ce84">
            <text:p>3.11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0264.169062945315" table:formula="of:=[.E35]+[.F29]" table:style-name="ce42">
            <text:p>20264,16906</text:p>
          </table:table-cell>
          <table:table-cell office:value-type="float" office:value="1187.0232005742746" table:formula="of:=[.H30]*[.D29]" table:style-name="ce71">
            <text:p>1.187,02<text:s/></text:p>
          </table:table-cell>
          <table:table-cell table:style-name="ce43"/>
          <table:table-cell office:value-type="float" office:value="35753.989157163385" table:formula="of:=[.H30]+[.F29]-[.G29]" table:style-name="ce43">
            <text:p>35.753,9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34566.965956589112" table:formula="of:=[.H31]+[.F30]-[.G30]" table:style-name="ce43">
            <text:p>34.566,9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34514.465956589112" table:formula="of:=[.H32]+[.F31]-[.G31]" table:style-name="ce43">
            <text:p>34.514,4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34358.445956589116" table:formula="of:=[.H33]+[.F32]-[.G32]" table:style-name="ce43">
            <text:p>34.358,45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34271.445956589116" table:formula="of:=[.H34]+[.F33]-[.G33]" table:style-name="ce43">
            <text:p>34.271,4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85">
            <text:p>2023-2024 Kira 4/12 Ekim</text:p>
          </table:table-cell>
          <table:table-cell table:style-name="ce80"/>
          <table:table-cell table:style-name="ce81"/>
          <table:table-cell table:style-name="ce82"/>
          <table:table-cell office:value-type="float" office:value="19077.145862371039" table:formula="of:=[.E35]" table:style-name="ce83">
            <text:p>19.077,15<text:s/></text:p>
          </table:table-cell>
          <table:table-cell table:style-name="ce43"/>
          <table:table-cell office:value-type="float" office:value="32801.595956589117" table:formula="of:=[.H35]+[.F34]-[.G34]" table:style-name="ce43">
            <text:p>32.801,60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84">
            <text:p>3.10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8])-1" table:style-name="ce70">
            <text:p>4,75%</text:p>
          </table:table-cell>
          <table:table-cell office:value-type="float" office:value="19077.145862371039" table:formula="of:=[.F37]+[.F35]" table:style-name="ce42">
            <text:p>19077,14586</text:p>
          </table:table-cell>
          <table:table-cell office:value-type="float" office:value="2891.4615004549646" table:formula="of:=[.H37]*[.D35]" table:style-name="ce71">
            <text:p>2.891,46<text:s/></text:p>
          </table:table-cell>
          <table:table-cell table:style-name="ce55"/>
          <table:table-cell office:value-type="float" office:value="13724.450094218077" table:formula="of:=[.H36]+[.F35]-[.G35]" table:style-name="ce43">
            <text:p>13.724,45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50000" table:style-name="ce55">
            <text:p>50.000,00</text:p>
          </table:table-cell>
          <table:table-cell office:value-type="float" office:value="10832.988593763112" table:formula="of:=[.H37]+[.F36]-[.G36]" table:style-name="ce43">
            <text:p>10.832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3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16185.684361916074" table:formula="of:=[.E38]" table:style-name="ce83">
            <text:p>16.185,68<text:s/></text:p>
          </table:table-cell>
          <table:table-cell table:style-name="ce43"/>
          <table:table-cell office:value-type="float" office:value="60832.988593763112" table:formula="of:=[.H38]+[.F37]-[.G37]" table:style-name="ce43">
            <text:p>60.832,99</text:p>
          </table:table-cell>
          <table:table-cell table:number-columns-repeated="16376"/>
        </table:table-row>
        <table:table-row table:style-name="ro4">
          <table:table-cell office:value-type="date" office:date-value="2023-09-03T00:00:00" table:style-name="ce84">
            <text:p>3.09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office:value-type="percentage" office:value="9.0867931668288549E-2" table:formula="of:=([.C38]/[.C40])-1" table:style-name="ce70">
            <text:p>9,09%</text:p>
          </table:table-cell>
          <table:table-cell office:value-type="float" office:value="16185.684361916074" table:formula="of:=[.F39]+[.F38]" table:style-name="ce42">
            <text:p>16185,68436</text:p>
          </table:table-cell>
          <table:table-cell office:value-type="float" office:value="3719.0644919851061" table:formula="of:=[.H39]*[.D38]" table:style-name="ce71">
            <text:p>3.719,06<text:s/></text:p>
          </table:table-cell>
          <table:table-cell table:style-name="ce43"/>
          <table:table-cell office:value-type="float" office:value="44647.30423184704" table:formula="of:=[.H39]+[.F38]-[.G38]" table:style-name="ce43">
            <text:p>44.647,30</text:p>
          </table:table-cell>
          <table:table-cell table:number-columns-repeated="16376"/>
        </table:table-row>
        <table:table-row table:style-name="ro4">
          <table:table-cell office:value-type="date" office:date-value="2023-07-30T00:00:00" table:style-name="ce84">
            <text:p>30.07.2023</text:p>
          </table:table-cell>
          <table:table-cell office:value-type="string" table:style-name="ce85">
            <text:p>2023-2024 Kira 2/12 Ağustos</text:p>
          </table:table-cell>
          <table:table-cell table:style-name="ce80"/>
          <table:table-cell table:style-name="ce81"/>
          <table:table-cell table:style-name="ce82"/>
          <table:table-cell office:value-type="float" office:value="12466.619869930968" table:formula="of:=[.E40]" table:style-name="ce83">
            <text:p>12.466,62<text:s/></text:p>
          </table:table-cell>
          <table:table-cell table:style-name="ce43"/>
          <table:table-cell office:value-type="float" office:value="40928.239739861936" table:formula="of:=[.H40]+[.F39]-[.G39]" table:style-name="ce43">
            <text:p>40.928,24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84">
            <text:p>3.08.2023</text:p>
          </table:table-cell>
          <table:table-cell office:value-type="string" table:style-name="ce42">
            <text:p>temmuz 2023 endex</text:p>
          </table:table-cell>
          <table:table-cell office:value-type="float" office:value="1479.84" table:style-name="ce69">
            <text:p>1479,84<text:s/></text:p>
          </table:table-cell>
          <table:table-cell office:value-type="percentage" office:value="9.4888242736332673E-2" table:formula="of:=([.C40]/[.C42])-1" table:style-name="ce70">
            <text:p>9,49%</text:p>
          </table:table-cell>
          <table:table-cell office:value-type="float" office:value="12466.619869930968" table:formula="of:=[.F41]+[.F40]" table:style-name="ce42">
            <text:p>12466,61987</text:p>
          </table:table-cell>
          <table:table-cell office:value-type="float" office:value="2466.619869930968" table:formula="of:=[.H41]*[.D40]" table:style-name="ce71">
            <text:p>2.466,62<text:s/></text:p>
          </table:table-cell>
          <table:table-cell table:style-name="ce55"/>
          <table:table-cell office:value-type="float" office:value="28461.619869930968" table:formula="of:=[.H41]+[.F40]-[.G40]" table:style-name="ce43">
            <text:p>28.461,6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85">
            <text:p>2023-2024 Kira 1/12 Temmuz</text:p>
          </table:table-cell>
          <table:table-cell table:style-name="ce80"/>
          <table:table-cell table:style-name="ce81"/>
          <table:table-cell table:style-name="ce82"/>
          <table:table-cell office:value-type="float" office:value="10000" table:style-name="ce83">
            <text:p>10.000,00<text:s/></text:p>
          </table:table-cell>
          <table:table-cell table:style-name="ce43"/>
          <table:table-cell office:value-type="float" office:value="25995" table:formula="of:=[.H42]+[.F41]-[.G41]" table:style-name="ce43">
            <text:p>2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69">
            <text:p>1351,59<text:s/></text:p>
          </table:table-cell>
          <table:table-cell office:value-type="percentage" office:value="0.59950000000000003" table:style-name="ce70">
            <text:p>59,95%</text:p>
          </table:table-cell>
          <table:table-cell office:value-type="float" office:value="15995" table:formula="of:=[.F44]+[.F42]" table:style-name="ce42">
            <text:p>15995</text:p>
          </table:table-cell>
          <table:table-cell office:value-type="float" office:value="5995" table:formula="of:=[.H43]*[.D42]" table:style-name="ce71">
            <text:p>5.995,00<text:s/></text:p>
          </table:table-cell>
          <table:table-cell table:style-name="ce43"/>
          <table:table-cell office:value-type="float" office:value="15995" table:formula="of:=[.H43]+[.F42]-[.G42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4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69">
            <text:p>977,90<text:s/></text:p>
          </table:table-cell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10000" table:formula="of:=[.H44]+[.F43]-[.G43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42">
            <text:p>2022 den kalan</text:p>
          </table:table-cell>
          <table:table-cell table:style-name="ce69"/>
          <table:table-cell table:style-name="ce70"/>
          <table:table-cell table:style-name="ce42"/>
          <table:table-cell office:value-type="float" office:value="10000" table:style-name="ce71">
            <text:p>10.000,00<text:s/></text:p>
          </table:table-cell>
          <table:table-cell table:style-name="ce43"/>
          <table:table-cell office:value-type="float" office:value="10000" table:formula="of:=[.F44]" table:style-name="ce43">
            <text:p>10.000,00</text:p>
          </table:table-cell>
          <table:table-cell table:number-columns-repeated="16376"/>
        </table:table-row>
        <table:table-row table:number-rows-repeated="1048532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20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Kira Bedeli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94331.39727238151" table:formula="of:=[.H9]+[.F8]-[.G8]" table:style-name="ce43">
            <text:p>94.331,4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94331.39727238151" table:formula="of:=[.H10]+[.F9]-[.G9]" table:style-name="ce43">
            <text:p>94.331,4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94331.39727238151" table:formula="of:=[.H11]+[.F10]-[.G10]" table:style-name="ce43">
            <text:p>94.331,40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9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32092.449486883212" table:formula="of:=[.E12]" table:style-name="ce83">
            <text:p>32.092,45<text:s/></text:p>
          </table:table-cell>
          <table:table-cell table:style-name="ce43"/>
          <table:table-cell office:value-type="float" office:value="94331.39727238151" table:formula="of:=[.H12]+[.F11]-[.G11]" table:style-name="ce43">
            <text:p>94.331,40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84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300" table:style-name="ce69">
            <text:p>2300,00<text:s/></text:p>
          </table:table-cell>
          <table:table-cell office:value-type="percentage" office:value="7.5032601532155185E-2" table:formula="of:=([.C12]/[.C14])-1" table:style-name="ce70">
            <text:p>7,50%</text:p>
          </table:table-cell>
          <table:table-cell office:value-type="float" office:value="32092.449486883212" table:formula="of:=[.E14]+[.F12]" table:style-name="ce42">
            <text:p>32092,44949</text:p>
          </table:table-cell>
          <table:table-cell office:value-type="float" office:value="4344.0079513069759" table:formula="of:=[.H13]*[.D12]" table:style-name="ce71">
            <text:p>4.344,01<text:s/></text:p>
          </table:table-cell>
          <table:table-cell table:style-name="ce43"/>
          <table:table-cell office:value-type="float" office:value="62238.947785498298" table:formula="of:=[.H13]+[.F12]-[.G12]" table:style-name="ce43">
            <text:p>62.238,95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7748.441535576236" table:formula="of:=[.E14]" table:style-name="ce83">
            <text:p>27.748,44<text:s/></text:p>
          </table:table-cell>
          <table:table-cell table:style-name="ce43"/>
          <table:table-cell office:value-type="float" office:value="57894.939834191326" table:formula="of:=[.H14]+[.F13]-[.G13]" table:style-name="ce43">
            <text:p>57.894,94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84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39.4699999999998" table:style-name="ce69">
            <text:p>2139,47<text:s/></text:p>
          </table:table-cell>
          <table:table-cell office:value-type="percentage" office:value="3.1626709356375349E-2" table:formula="of:=([.C14]/[.C16])-1" table:style-name="ce70">
            <text:p>3,16%</text:p>
          </table:table-cell>
          <table:table-cell office:value-type="float" office:value="27748.441535576236" table:formula="of:=[.E16]+[.F14]" table:style-name="ce42">
            <text:p>27748,44154</text:p>
          </table:table-cell>
          <table:table-cell office:value-type="float" office:value="924.20497759078432" table:formula="of:=[.H15]*[.D14]" table:style-name="ce71">
            <text:p>924,20<text:s/></text:p>
          </table:table-cell>
          <table:table-cell table:style-name="ce43"/>
          <table:table-cell office:value-type="float" office:value="30146.49829861509" table:formula="of:=[.H15]+[.F14]-[.G14]" table:style-name="ce43">
            <text:p>30.146,50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/12 Mart</text:p>
          </table:table-cell>
          <table:table-cell table:style-name="ce80"/>
          <table:table-cell table:style-name="ce81"/>
          <table:table-cell table:style-name="ce82"/>
          <table:table-cell office:value-type="float" office:value="26824.236557985452" table:formula="of:=[.E16]" table:style-name="ce83">
            <text:p>26.824,24<text:s/></text:p>
          </table:table-cell>
          <table:table-cell table:style-name="ce43"/>
          <table:table-cell office:value-type="float" office:value="29222.293321024306" table:formula="of:=[.H16]+[.F15]-[.G15]" table:style-name="ce43">
            <text:p>29.222,29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84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073.88" table:style-name="ce69">
            <text:p>2073,88<text:s/></text:p>
          </table:table-cell>
          <table:table-cell office:value-type="percentage" office:value="4.5291882138285056E-2" table:formula="of:=([.C16]/[.C18])-1" table:style-name="ce70">
            <text:p>4,53%</text:p>
          </table:table-cell>
          <table:table-cell office:value-type="float" office:value="26824.236557985452" table:formula="of:=[.E18]+[.F16]" table:style-name="ce42">
            <text:p>26824,23656</text:p>
          </table:table-cell>
          <table:table-cell office:value-type="float" office:value="103.90638837670073" table:formula="of:=[.H17]*[.D16]" table:style-name="ce71">
            <text:p>103,91<text:s/></text:p>
          </table:table-cell>
          <table:table-cell table:style-name="ce43"/>
          <table:table-cell office:value-type="float" office:value="2398.0567630388537" table:formula="of:=[.H17]+[.F16]-[.G16]" table:style-name="ce85">
            <text:p>2.398,0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18]" table:style-name="ce83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85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84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85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86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5/12 Ocak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21]" table:style-name="ce83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84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71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4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3932.070645964144" table:formula="of:=[.F27]+[.F28]" table:style-name="ce83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84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71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3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2450.126353136111" table:formula="of:=[.F29]+[.F34]" table:style-name="ce83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71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84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2/12 Ekim</text:p>
          </table:table-cell>
          <table:table-cell table:style-name="ce80"/>
          <table:table-cell table:style-name="ce81"/>
          <table:table-cell table:style-name="ce82"/>
          <table:table-cell office:value-type="float" office:value="20950.622866735634" table:formula="of:=[.F35]+[.F37]" table:style-name="ce83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6])-1" table:style-name="ce70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71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table:style-name="ce70"/>
          <table:table-cell table:style-name="ce42"/>
          <table:table-cell table:style-name="ce71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85">
            <text:p>2023-2024 Kira 1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lnk" table:style-name="ta3">
        <table:table-column table:style-name="co21" table:default-cell-style-name="ce87"/>
        <table:table-column table:style-name="co22" table:default-cell-style-name="ce93"/>
        <table:table-column table:style-name="co23" table:default-cell-style-name="ce87"/>
        <table:table-column table:style-name="co16" table:default-cell-style-name="ce88"/>
        <table:table-column table:style-name="co24" table:default-cell-style-name="ce89"/>
        <table:table-column table:style-name="co25" table:default-cell-style-name="ce88"/>
        <table:table-column table:style-name="co26" table:default-cell-style-name="ce90"/>
        <table:table-column table:style-name="co6" table:number-columns-repeated="2" table:default-cell-style-name="ce91"/>
        <table:table-column table:style-name="co6" table:number-columns-repeated="3" table:default-cell-style-name="ce90"/>
        <table:table-column table:style-name="co6" table:number-columns-repeated="1007" table:default-cell-style-name="ce87"/>
        <table:table-column table:style-name="co6" table:number-columns-repeated="3" table:default-cell-style-name="ce92"/>
        <table:table-column table:style-name="co13" table:number-columns-repeated="15362" table:default-cell-style-name="ce92"/>
        <table:table-row table:style-name="ro7">
          <table:table-cell table:style-name="ce87"/>
          <table:table-cell office:value-type="float" office:value="2024" table:style-name="ce2">
            <text:p>2024</text:p>
          </table:table-cell>
          <table:table-cell table:style-name="ce87"/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87"/>
          <table:table-cell table:style-name="ce93"/>
          <table:table-cell office:value-type="string" table:style-name="ce93">
            <text:p>SELANİK DOĞUŞ 2024 HESAPLARI</text:p>
          </table:table-cell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4"/>
          <table:table-cell table:style-name="ce95"/>
          <table:table-cell office:value-type="string" table:style-name="ce96">
            <text:p>Slnk-Ödeme</text:p>
          </table:table-cell>
          <table:table-cell office:value-type="string" table:style-name="ce89">
            <text:p>DĞŞ-Ödeme</text:p>
          </table:table-cell>
          <table:table-cell office:value-type="string" table:style-name="ce96">
            <text:p>BAKİYE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7"/>
          <table:table-cell office:value-type="string" table:style-name="ce98">
            <text:p>2023 den <text:s/>DEVİR DOĞUŞ ALACAKLI</text:p>
          </table:table-cell>
          <table:table-cell table:style-name="ce96"/>
          <table:table-cell office:value-type="float" office:value="67412.98" table:style-name="ce91">
            <text:p>67.412,98</text:p>
          </table:table-cell>
          <table:table-cell office:value-type="float" office:value="67412.98" table:formula="of:=[.E5]-[.D5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5"/>
          <table:table-cell table:style-name="ce100"/>
          <table:table-cell table:style-name="ce89"/>
          <table:table-cell office:value-type="float" office:value="67412.98" table:formula="of:=[.F5]+[.E6]-[.D6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5T00:00:00" table:style-name="ce93">
            <text:p>15.01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89"/>
          <table:table-cell office:value-type="float" office:value="63962.979999999996" table:formula="of:=[.F6]+[.E7]-[.D7]" table:style-name="ce99">
            <text:p>63.96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office:value-type="string" table:style-name="ce92">
            <text:p>krediye ödenen</text:p>
          </table:table-cell>
          <table:table-cell table:style-name="ce101"/>
          <table:table-cell office:value-type="float" office:value="3467" table:style-name="ce89">
            <text:p>3.467,00</text:p>
          </table:table-cell>
          <table:table-cell office:value-type="float" office:value="67429.98" table:formula="of:=[.F7]+[.E8]-[.D8]" table:style-name="ce99">
            <text:p>67.429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0T00:00:00" table:style-name="ce93">
            <text:p>20.01.24</text:p>
          </table:table-cell>
          <table:table-cell office:value-type="string" table:style-name="ce87">
            <text:p>pide 20-1-2024 e kadar</text:p>
          </table:table-cell>
          <table:table-cell table:style-name="ce88"/>
          <table:table-cell office:value-type="float" office:value="1324" table:style-name="ce89">
            <text:p>1.324,00</text:p>
          </table:table-cell>
          <table:table-cell office:value-type="float" office:value="68753.98" table:formula="of:=[.F8]+[.E9]-[.D9]" table:style-name="ce99">
            <text:p>68.753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pide 16-2-2024 e kadar</text:p>
          </table:table-cell>
          <table:table-cell table:style-name="ce88"/>
          <table:table-cell office:value-type="float" office:value="815.38" table:style-name="ce89">
            <text:p>815,38</text:p>
          </table:table-cell>
          <table:table-cell office:value-type="float" office:value="69569.36" table:formula="of:=[.F9]+[.E10]-[.D10]" table:style-name="ce99">
            <text:p>69.569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 için</text:p>
          </table:table-cell>
          <table:table-cell office:value-type="float" office:value="3400" table:style-name="ce88">
            <text:p>3.400,00</text:p>
          </table:table-cell>
          <table:table-cell table:style-name="ce89"/>
          <table:table-cell office:value-type="float" office:value="66169.36" table:formula="of:=[.F10]+[.E11]-[.D11]" table:style-name="ce99">
            <text:p>66.169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ye ödenen</text:p>
          </table:table-cell>
          <table:table-cell table:style-name="ce88"/>
          <table:table-cell office:value-type="float" office:value="3467" table:style-name="ce89">
            <text:p>3.467,00</text:p>
          </table:table-cell>
          <table:table-cell office:value-type="float" office:value="69636.36" table:formula="of:=[.F11]+[.E12]-[.D12]" table:style-name="ce99">
            <text:p>69.636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102"/>
          <table:table-cell office:value-type="float" office:value="66186.36" table:formula="of:=[.F12]+[.E13]-[.D13]" table:style-name="ce99">
            <text:p>66.186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101">
            <text:p>krediye ödenen peri havale</text:p>
          </table:table-cell>
          <table:table-cell table:style-name="ce101"/>
          <table:table-cell office:value-type="float" office:value="3450" table:style-name="ce102">
            <text:p>3.450,</text:p>
          </table:table-cell>
          <table:table-cell office:value-type="float" office:value="69636.36" table:formula="of:=[.F13]+[.E14]-[.D14]" table:style-name="ce99">
            <text:p>69.636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5T00:00:00" table:style-name="ce103">
            <text:p>25.03.24</text:p>
          </table:table-cell>
          <table:table-cell office:value-type="string" table:style-name="ce92">
            <text:p>pide 25-3-2024 e kadar</text:p>
          </table:table-cell>
          <table:table-cell table:style-name="ce101"/>
          <table:table-cell office:value-type="float" office:value="686.95" table:style-name="ce102">
            <text:p>686,95</text:p>
          </table:table-cell>
          <table:table-cell office:value-type="float" office:value="70323.31" table:formula="of:=[.F14]+[.E15]-[.D15]" table:style-name="ce99">
            <text:p>70.323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6T00:00:00" table:style-name="ce93">
            <text:p>26.03.24</text:p>
          </table:table-cell>
          <table:table-cell office:value-type="string" table:style-name="ce87">
            <text:p>silim makinesi için motrcudan alınan</text:p>
          </table:table-cell>
          <table:table-cell office:value-type="float" office:value="1000" table:style-name="ce88">
            <text:p>1.000,00</text:p>
          </table:table-cell>
          <table:table-cell table:style-name="ce89"/>
          <table:table-cell office:value-type="float" office:value="69323.31" table:formula="of:=[.F15]+[.E16]-[.D16]" table:style-name="ce99">
            <text:p>69.323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2T00:00:00" table:style-name="ce93">
            <text:p>02.04.24</text:p>
          </table:table-cell>
          <table:table-cell office:value-type="string" table:style-name="ce87">
            <text:p>maliye usulsüzlük ceza ödemesi banka kartından<text:s/></text:p>
          </table:table-cell>
          <table:table-cell office:value-type="float" office:value="103.12" table:style-name="ce88">
            <text:p>103,12</text:p>
          </table:table-cell>
          <table:table-cell table:style-name="ce89"/>
          <table:table-cell office:value-type="float" office:value="69220.19" table:formula="of:=[.F16]+[.E17]-[.D17]" table:style-name="ce99">
            <text:p>69.220,19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2T00:00:00" table:style-name="ce93">
            <text:p>02.04.24</text:p>
          </table:table-cell>
          <table:table-cell office:value-type="string" table:style-name="ce87">
            <text:p>alumba YGV ali balcı kartı ile ödeme</text:p>
          </table:table-cell>
          <table:table-cell office:value-type="float" office:value="2273.0700000000002" table:style-name="ce88">
            <text:p>2.273,07</text:p>
          </table:table-cell>
          <table:table-cell table:style-name="ce89"/>
          <table:table-cell office:value-type="float" office:value="66947.12" table:formula="of:=[.F17]+[.E18]-[.D18]" table:style-name="ce99">
            <text:p>66.947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8T00:00:00" table:style-name="ce93">
            <text:p>08.04.24</text:p>
          </table:table-cell>
          <table:table-cell office:value-type="string" table:style-name="ce87">
            <text:p>kredi için<text:s/></text:p>
          </table:table-cell>
          <table:table-cell office:value-type="float" office:value="2500" table:style-name="ce88">
            <text:p>2.500,00</text:p>
          </table:table-cell>
          <table:table-cell table:style-name="ce89"/>
          <table:table-cell office:value-type="float" office:value="64447.119999999995" table:formula="of:=[.F18]+[.E19]-[.D19]" table:style-name="ce99">
            <text:p>64.447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15T00:00:00" table:style-name="ce93">
            <text:p>15.04.24</text:p>
          </table:table-cell>
          <table:table-cell office:value-type="string" table:style-name="ce87">
            <text:p>kredi için pervine işten havale</text:p>
          </table:table-cell>
          <table:table-cell table:style-name="ce88"/>
          <table:table-cell office:value-type="float" office:value="3467" table:style-name="ce89">
            <text:p>3.467,00</text:p>
          </table:table-cell>
          <table:table-cell office:value-type="float" office:value="67914.12" table:formula="of:=[.F19]+[.E20]-[.D20]" table:style-name="ce99">
            <text:p>67.914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15T00:00:00" table:style-name="ce93">
            <text:p>15.04.24</text:p>
          </table:table-cell>
          <table:table-cell office:value-type="string" table:style-name="ce92">
            <text:p>et-soğan 1/2 kg et 240 dnzkk + 1/2 kg soğan 20 nkt = <text:s/>9 pide</text:p>
          </table:table-cell>
          <table:table-cell table:style-name="ce101"/>
          <table:table-cell office:value-type="float" office:value="260" table:style-name="ce104">
            <text:p>260,00</text:p>
          </table:table-cell>
          <table:table-cell office:value-type="float" office:value="68174.12" table:formula="of:=[.F20]+[.E21]-[.D21]" table:style-name="ce99">
            <text:p>68.174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4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5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107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0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9"/>
          <table:table-cell office:value-type="string" table:style-name="ce110">
            <text:p>Yıl içi Toplamı Selanik Borçlu</text:p>
          </table:table-cell>
          <table:table-cell office:value-type="float" office:value="16176.19" table:formula="of:=SUM([.D7:.D58])" table:style-name="ce111">
            <text:p>16.176,19</text:p>
          </table:table-cell>
          <table:table-cell office:value-type="float" office:value="16937.330000000002" table:formula="of:=SUM([.E7:.E57])" table:style-name="ce111">
            <text:p>16.937,33</text:p>
          </table:table-cell>
          <table:table-cell office:value-type="float" office:value="761.14000000000124" table:formula="of:=[.E60]-[.D60]" table:style-name="ce112">
            <text:p>761,14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">
      <number:number number:decimal-places="2" number:min-decimal-places="0" number:min-integer-digits="1" number:grouping="true" number:decimal-replacement=""/>
    </number:number-style>
    <number:date-style style:name="N40P0">
      <number:day number:style="long"/>
      <number:text>.</number:text>
      <number:month number:style="long"/>
      <number:text>.</number:text>
      <number:year/>
    </number:date-style>
    <number:text-style style:name="N40">
      <number:text-content/>
      <style:map style:condition="value()&gt;=0" style:apply-style-name="N40P0"/>
    </number:text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P0" number:language="tr" number:country="TR">
      <number:number number:decimal-places="2" number:min-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" number:language="en" number:country="US">
      <number:number number:decimal-places="2" number:min-decimal-places="2" number:min-integer-digits="1" number:grouping="true"/>
    </number:number-style>
    <number:percentage-style style:name="N44" number:language="en" number:country="US">
      <number:number number:decimal-places="2" number:min-decimal-places="2" number:min-integer-digits="1"/>
      <number:text>%</number:text>
    </number:percentage-style>
    <number:date-style style:name="N45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6" number:language="tr" number:country="TR">
      <number:number number:decimal-places="2" number:min-decimal-places="2" number:min-integer-digits="1" number:grouping="true"/>
    </number:number-style>
    <number:date-style style:name="N47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8P0">
      <number:number number:decimal-places="2" number:min-decimal-places="2" number:min-integer-digits="1"/>
      <number:text> </number:text>
    </number:number-style>
    <number:number-style style:name="N48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8P0"/>
    </number:number-style>
    <number:number-style style:name="N49P0">
      <number:number number:decimal-places="2" number:min-decimal-places="2" number:min-integer-digits="1" number:grouping="true"/>
      <number:text> </number:text>
    </number:number-style>
    <number:number-style style:name="N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9P0"/>
    </number:number-style>
    <number:date-style style:name="N50">
      <number:day/>
      <number:text>.</number:text>
      <number:month number:style="long"/>
      <number:text>.</number:text>
      <number:year number:style="long"/>
    </number:date-style>
    <number:number-style style:name="N51P0">
      <number:number number:decimal-places="0" number:min-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1P0"/>
    </number:number-style>
    <number:number-style style:name="N52P0">
      <number:number number:decimal-places="2" number:min-decimal-places="2" number:min-integer-digits="1" number:grouping="true"/>
    </number:number-style>
    <number:number-style style:name="N52">
      <style:text-properties fo:color="#FF0000"/>
      <number:number number:decimal-places="2" number:min-decimal-places="2" number:min-integer-digits="1" number:grouping="true"/>
      <style:map style:condition="value()&gt;=0" style:apply-style-name="N52P0"/>
    </number:number-style>
    <number:date-style style:name="N53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4-15T09:58:29Z</dc:date>
    <meta:print-date>2024-01-05T08:34:57Z</meta:print-date>
    <meta:editing-cycles>163</meta:editing-cycles>
    <meta:editing-duration>PT44684S</meta:editing-duration>
  </office:meta>
</office:document-meta>
</file>